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/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  <style:font-face style:name="WenQuanYi Micro Hei1" svg:font-family="'WenQuanYi Micro Hei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solid" draw:fill-color="#d9d9d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_20_Slide-notes">
      <style:graphic-properties draw:fill-color="#ffffff" fo:min-height="13.364cm"/>
      <style:paragraph-properties style:writing-mode="lr-tb"/>
    </style:style>
    <style:style style:name="pr2" style:family="presentation" style:parent-style-name="Title_20_Only-notes">
      <style:graphic-properties draw:fill-color="#ffffff" fo:min-height="13.364cm"/>
      <style:paragraph-properties style:writing-mode="lr-tb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loext:graphic-properties draw:fill-color="#ffffff"/>
    </style:style>
    <style:style style:name="P4" style:family="paragraph">
      <loext:graphic-properties draw:fill="solid" draw:fill-color="#d9d9d9"/>
      <style:paragraph-properties fo:text-align="start" style:font-independent-line-spacing="true"/>
      <style:text-properties fo:font-size="18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style:paragraph-properties fo:margin-top="0cm" fo:margin-bottom="0cm" fo:line-height="100%" fo:text-align="justify"/>
    </style:style>
    <style:style style:name="P7" style:family="paragraph">
      <style:paragraph-properties fo:margin-left="0cm" fo:margin-right="0cm" fo:margin-top="0cm" fo:margin-bottom="0cm" fo:line-height="100%" fo:text-align="justify" fo:text-indent="0cm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8b8b8b" loext:opacity="100%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8pt" fo:letter-spacing="normal" fo:font-style="normal" style:text-underline-style="none" fo:font-weight="bold" style:font-name-asian="DejaVu Sans2" style:font-size-asian="18pt" style:font-style-asian="normal" style:font-weight-asian="bold" style:font-name-complex="DejaVu Sans2" style:font-size-complex="18pt" style:font-style-complex="normal" style:font-weight-complex="bold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-25% 58%" style:font-name="Arial1" fo:font-size="18pt" fo:letter-spacing="normal" fo:font-style="normal" style:text-underline-style="none" fo:font-weight="bold" style:font-name-asian="DejaVu Sans2" style:font-size-asian="18pt" style:font-style-asian="normal" style:font-weight-asian="bold" style:font-name-complex="DejaVu Sans2" style:font-size-complex="18pt" style:font-style-complex="normal" style:font-weight-complex="bold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30% 58%" style:font-name="Arial1" fo:font-size="18pt" fo:letter-spacing="normal" fo:font-style="normal" style:text-underline-style="none" fo:font-weight="bold" style:font-name-asian="DejaVu Sans2" style:font-size-asian="18pt" style:font-style-asian="normal" style:font-weight-asian="bold" style:font-name-complex="DejaVu Sans2" style:font-size-complex="1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2cm" text:min-label-width="0.792cm"/>
        <style:text-properties fo:font-family="Arial" style:font-family-generic="swis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2cm" text:min-label-width="0.951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 text:start-value="2">
        <style:list-level-properties text:space-before="0.002cm" text:min-label-width="0.951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draw:custom-shape draw:name="TextShape 1" draw:style-name="gr1" draw:text-style-name="P2" draw:layer="layout" svg:width="21.588cm" svg:height="4.081cm" svg:x="1.905cm" svg:y="5.918cm">
          <text:p text:style-name="P1"><text:span text:style-name="T1">Криптография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17.778cm" svg:height="4.866cm" svg:x="3.81cm" svg:y="10.795cm">
          <text:p text:style-name="P1"><text:span text:style-name="T2">Подбрасывание монеты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Only" presentation:presentation-page-layout-name="AL2T19">
        <draw:custom-shape draw:name="TextShape 1" draw:style-name="gr4" draw:text-style-name="P4" draw:layer="layout" svg:width="22.858cm" svg:height="1.251cm" svg:x="1.27cm" svg:y="0.763cm">
          <text:p text:style-name="P1"><text:span text:style-name="T3">Подбрасывание монеты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5" draw:layer="layout" svg:width="0.511cm" svg:height="1.024cm" svg:x="13.944cm" svg:y="7.6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2" draw:layer="layout" svg:width="22.858cm" svg:height="4.822cm" svg:x="1.27cm" svg:y="2.016cm">
          <text:p text:style-name="P6"><text:span text:style-name="T4">В данном разделе мы кратко обсудим те типы криптографических протоколов, в которых два участника должны обменяться некоторой информацией. Но участники не доверяют друг другу и каждый из них может оказаться обманщиком. Поэтому, если один из участников по неосторожности «выпустит информацию из рук» преждевременно, то в обмен он может получить совсем не то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" draw:text-style-name="P2" draw:layer="layout" svg:width="22.858cm" svg:height="4.822cm" svg:x="1.27cm" svg:y="6.889cm">
          <text:p text:style-name="P6"><text:span text:style-name="T4">Из всех криптографических протоколов данного типа, пожалуй, наиболее наглядным, и к тому же достаточно простым, является протокол подбрасывания монеты. Предположим, что двум участникам, Алисе и Бобу, необходимо бросить жребий. В случае, когда они оба физически находятся в одном и том же месте, задачу можно решить с помощью обычной процедуры подбрасывания монеты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" draw:text-style-name="P2" draw:layer="layout" svg:width="22.858cm" svg:height="4.822cm" svg:x="1.27cm" svg:y="11.762cm">
          <text:p text:style-name="P6"><text:span text:style-name="T4">Если же Алиса и Боб удалены друг от друга и могут общаться лишь по каналу связи, то задача о жребии, на первый взгляд, кажется неразрешимой. В самом деле, если, следуя обычной процедуре подбрасывания монеты, первый ход делает Алиса, которая выбирает один из возможных вариантов – «орел» или «решка», то Боб всегда может объявить тот исход, который ему выгоден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Only" presentation:presentation-page-layout-name="AL2T19">
        <draw:custom-shape draw:name="TextShape 1" draw:style-name="gr4" draw:text-style-name="P4" draw:layer="layout" svg:width="22.858cm" svg:height="1.251cm" svg:x="1.27cm" svg:y="0.763cm">
          <text:p text:style-name="P1"><text:span text:style-name="T3">Подбрасывание монеты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5" draw:layer="layout" svg:width="0.511cm" svg:height="1.024cm" svg:x="13.944cm" svg:y="7.6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2" draw:layer="layout" svg:width="22.858cm" svg:height="3.298cm" svg:x="1.27cm" svg:y="2.016cm">
          <text:p text:style-name="P6"><text:span text:style-name="T4">Легко понять, что задача о жребии решается очень просто, если существует надежный агент - третья сторона, которая пользуется полным доверием и Алисы, и Боба, и которая имеет конфиденциальные (закрытые) каналы связи с обоими участниками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" draw:text-style-name="P2" draw:layer="layout" svg:width="22.858cm" svg:height="3.298cm" svg:x="1.27cm" svg:y="5.35cm">
          <text:p text:style-name="P6"><text:span text:style-name="T4">В этом случае Боб и Алиса выбирают случайные биты </text:span><text:span text:style-name="T5">b</text:span><text:span text:style-name="T4"> и </text:span><text:span text:style-name="T5">c</text:span><text:span text:style-name="T4"> соответственно и посылают их в тайне друг от друга агенту. Последний ждет, пока не поступят оба бита, и после этого публикует </text:span><text:span text:style-name="T5">b</text:span><text:span text:style-name="T4">, </text:span><text:span text:style-name="T5">c</text:span><text:span text:style-name="T4"> и </text:span><text:span text:style-name="T5">d = b⊕c</text:span><text:span text:style-name="T4"> - исход подбрасывания монеты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" draw:text-style-name="P2" xml:id="id1" draw:id="id1" draw:layer="layout" svg:width="22.858cm" svg:height="3.298cm" svg:x="1.27cm" svg:y="8.684cm">
          <text:p text:style-name="P6"><text:span text:style-name="T4">В этом случае Боб и Алиса выбирают случайные биты </text:span><text:span text:style-name="T5">b</text:span><text:span text:style-name="T4"> и </text:span><text:span text:style-name="T5">c</text:span><text:span text:style-name="T4"> соответственно и посылают их в тайне друг от друга агенту. Последний ждет, пока не поступят оба бита, и после этого публикует </text:span><text:span text:style-name="T5">b</text:span><text:span text:style-name="T4">, </text:span><text:span text:style-name="T5">c</text:span><text:span text:style-name="T4"> и </text:span><text:span text:style-name="T5">d = b⊕c</text:span><text:span text:style-name="T4"> - исход подбрасывания монеты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" draw:text-style-name="P2" draw:layer="layout" svg:width="22.858cm" svg:height="6.346cm" svg:x="1.27cm" svg:y="12.019cm">
          <text:p text:style-name="P6"><text:span text:style-name="T4">В отсутствие надежного агента срабатывает идея, которую проще всего понять на следующей «физической» реализации. Боб выбирает случайный бит </text:span><text:span text:style-name="T5">b</text:span><text:span text:style-name="T4">, записывает его на листе бумаги, запирает этот лист в ящике, оставляя ключ от замка у себя, и посылает ящик Алисе. Предполагается, что, не имея ключа, Алиса не может добраться до содержимого ящика. Получив ящик, Алиса выбирает случайный бит </text:span><text:span text:style-name="T5">c</text:span><text:span text:style-name="T4"> и посылает его Бобу. В ответ Боб посылает Алисе ключ от ящика. Исходом подбрасывания монеты будет опять-таки бит </text:span><text:span text:style-name="T5">d = b⊕c</text:span><text:span text:style-name="T4">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Only" presentation:presentation-page-layout-name="AL2T19">
        <draw:custom-shape draw:name="TextShape 1" draw:style-name="gr4" draw:text-style-name="P4" draw:layer="layout" svg:width="22.858cm" svg:height="1.251cm" svg:x="1.27cm" svg:y="0.763cm">
          <text:p text:style-name="P1"><text:span text:style-name="T3">Протокол подбрасывания монеты</text:span><text:span text:style-name="T6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5" draw:layer="layout" svg:width="0.511cm" svg:height="1.024cm" svg:x="13.944cm" svg:y="7.6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2" draw:layer="layout" svg:width="22.858cm" svg:height="1.876cm" svg:x="1.27cm" svg:y="2.016cm">
          <text:list text:style-name="L2">
            <text:list-item>
              <text:p text:style-name="P7"><text:span text:style-name="T4">Алиса выбирает случайное число </text:span><text:span text:style-name="T5">x</text:span><text:span text:style-name="T4"> из </text:span><text:span text:style-name="T5">Z</text:span><text:span text:style-name="T7">q</text:span><text:span text:style-name="T4">, вычисляет </text:span><text:span text:style-name="T5">y = g</text:span><text:span text:style-name="T8">x</text:span><text:span text:style-name="T5">(mod p)</text:span><text:span text:style-name="T4"> и посылает </text:span><text:span text:style-name="T5">y</text:span><text:span text:style-name="T4"> Бобу. 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" draw:text-style-name="P2" xml:id="id2" draw:id="id2" draw:layer="layout" svg:width="22.858cm" svg:height="1.876cm" svg:x="1.27cm" svg:y="3.811cm">
          <text:list text:style-name="L2">
            <text:list-item>
              <text:p text:style-name="P7"><text:span text:style-name="T4">Боб выбирает случайный бит </text:span><text:span text:style-name="T5">b</text:span><text:span text:style-name="T4">, случайное число </text:span><text:span text:style-name="T5">k</text:span><text:span text:style-name="T4"> из </text:span><text:span text:style-name="T5">Z</text:span><text:span text:style-name="T7">q</text:span><text:span text:style-name="T4">, вычисляет </text:span><text:span text:style-name="T5">r = y</text:span><text:span text:style-name="T8">b</text:span><text:span text:style-name="T5">g</text:span><text:span text:style-name="T8">k</text:span><text:span text:style-name="T5">(mod p)</text:span><text:span text:style-name="T4"> и посылает </text:span><text:span text:style-name="T5">r</text:span><text:span text:style-name="T4"> Алисе. 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" draw:text-style-name="P2" xml:id="id3" draw:id="id3" draw:layer="layout" svg:width="22.858cm" svg:height="1.012cm" svg:x="1.27cm" svg:y="5.606cm">
          <text:list text:style-name="L2">
            <text:list-item>
              <text:p text:style-name="P7"><text:span text:style-name="T4">Алиса выбирает случайный бит </text:span><text:span text:style-name="T5">c</text:span><text:span text:style-name="T4"> и посылает его Бобу. 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" draw:text-style-name="P2" xml:id="id4" draw:id="id4" draw:layer="layout" svg:width="22.858cm" svg:height="1.012cm" svg:x="1.27cm" svg:y="6.632cm">
          <text:list text:style-name="L2">
            <text:list-item>
              <text:p text:style-name="P7"><text:span text:style-name="T4">Боб посылает Алисе </text:span><text:span text:style-name="T5">b</text:span><text:span text:style-name="T4"> и </text:span><text:span text:style-name="T5">k</text:span><text:span text:style-name="T4">. 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2" draw:text-style-name="P2" xml:id="id5" draw:id="id5" draw:layer="layout" svg:width="22.858cm" svg:height="1.774cm" svg:x="1.27cm" svg:y="7.658cm">
          <text:list text:style-name="L2">
            <text:list-item>
              <text:p text:style-name="P7"><text:span text:style-name="T4">Алиса проверяет, выполняется ли сравнение </text:span><text:span text:style-name="T5">r = y</text:span><text:span text:style-name="T8">b</text:span><text:span text:style-name="T5">g</text:span><text:span text:style-name="T8">k</text:span><text:span text:style-name="T5">(mod p)</text:span><text:span text:style-name="T4">. Если да, то результатом выполнения протокола будет бит </text:span><text:span text:style-name="T5">d = b⊕c</text:span><text:span text:style-name="T4">. 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2" draw:text-style-name="P2" xml:id="id6" draw:id="id6" draw:layer="layout" svg:width="22.858cm" svg:height="7.21cm" svg:x="1.27cm" svg:y="10.491cm">
          <text:p text:style-name="P6"><text:span text:style-name="T4">Значение </text:span><text:span text:style-name="T5">r</text:span><text:span text:style-name="T4"> - это криптографический аналог того ящика, о котором шла речь в описании физической реализации. В самом деле, из значения </text:span><text:span text:style-name="T5">r</text:span><text:span text:style-name="T4"> Алиса не может извлечь никакой информации о бите </text:span><text:span text:style-name="T5">b</text:span><text:span text:style-name="T4">. Поскольку </text:span><text:span text:style-name="T5">k</text:span><text:span text:style-name="T4"> выбирается случайным образом из </text:span><text:span text:style-name="T5">Z</text:span><text:span text:style-name="T7">q</text:span><text:span text:style-name="T4">, значение </text:span><text:span text:style-name="T5">r</text:span><text:span text:style-name="T4"> в обоих случаях, при </text:span><text:span text:style-name="T5">b = 0</text:span><text:span text:style-name="T4"> и </text:span><text:span text:style-name="T5">b = 1</text:span><text:span text:style-name="T4">, является случайным элементом группы, порожденной </text:span><text:span text:style-name="T5">g</text:span><text:span text:style-name="T4">, и поэтому не несет никакой информации о значении бита </text:span><text:span text:style-name="T5">b</text:span><text:span text:style-name="T4">(разумеется, Алиса может попытаться обманывать, выбирая значение </text:span><text:span text:style-name="T5">y</text:span><text:span text:style-name="T4">, не принадлежащее группе, порожденной </text:span><text:span text:style-name="T5">g</text:span><text:span text:style-name="T4">; однако Боб легко обнаружит такой обман, проверяя сравнение </text:span><text:span text:style-name="T5">y</text:span><text:span text:style-name="T8">q</text:span><text:span text:style-name="T5"> = 1(mod p)</text:span><text:span text:style-name="T4">)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Only" presentation:presentation-page-layout-name="AL2T19">
        <draw:custom-shape draw:name="TextShape 1" draw:style-name="gr4" draw:text-style-name="P4" draw:layer="layout" svg:width="22.858cm" svg:height="1.251cm" svg:x="1.27cm" svg:y="0.763cm">
          <text:p text:style-name="P1"><text:span text:style-name="T3">Протокол подбрасывания монеты</text:span><text:span text:style-name="T6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5" draw:layer="layout" svg:width="0.511cm" svg:height="1.024cm" svg:x="13.944cm" svg:y="7.6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2" draw:layer="layout" svg:width="22.858cm" svg:height="10.258cm" svg:x="1.27cm" svg:y="2.016cm">
          <text:p text:style-name="P6"><text:span text:style-name="T4">С другой стороны, Боб может обманывать, т.е. открывать значение бита </text:span><text:span text:style-name="T5">b</text:span><text:span text:style-name="T4"> по своему желанию и как 0, и как 1, но только в том случае, если он умеет вычислять дискретные логарифмы.</text:span></text:p>
          <text:p text:style-name="P6"><text:span text:style-name="T4"/></text:p>
          <text:p text:style-name="P6"><text:span text:style-name="T4">Поскольку, как уже отмечалось выше, можно считать, что значение </text:span><text:span text:style-name="T5">r</text:span><text:span text:style-name="T4"> заведомо принадлежит группе, порожденной </text:span><text:span text:style-name="T5">g</text:span><text:span text:style-name="T4">,</text:span></text:p>
          <text:list text:style-name="L2">
            <text:list-item>
              <text:p text:style-name="P7"><text:span text:style-name="T4">существует единственное число </text:span><text:span text:style-name="T5">α∈Z</text:span><text:span text:style-name="T7">q</text:span><text:span text:style-name="T4"> такое, что </text:span><text:span text:style-name="T5">r = q</text:span><text:span text:style-name="T8">α</text:span><text:span text:style-name="T5">(mod p)</text:span><text:span text:style-name="T4">.</text:span></text:p>
            </text:list-item>
            <text:list-item>
              <text:p text:style-name="P7"><text:span text:style-name="T4">для того, чтобы открыть значение </text:span><text:span text:style-name="T5">b = 0</text:span><text:span text:style-name="T4">, Боб должен послать Алисе на шаге 4 число </text:span><text:span text:style-name="T5">α</text:span><text:span text:style-name="T4">, а для того, чтобы открыть значение </text:span><text:span text:style-name="T5">b = 1</text:span><text:span text:style-name="T4">, - число </text:span><text:span text:style-name="T5">k = (α-x)(mod q)</text:span><text:span text:style-name="T4">. Отсюда </text:span><text:span text:style-name="T5">x = (α-k)(mod q)</text:span><text:span text:style-name="T4">.</text:span></text:p>
            </text:list-item>
            <text:list-item>
              <text:p text:style-name="P7"><text:span text:style-name="T4">Пусть </text:span><text:span text:style-name="T5">M</text:span><text:span text:style-name="T4"> – полиномиальная вероятностная машина Тьюринга, которую Боб использует для осуществления такого обмана. Тогда следующий алгоритм будет вычислять дискретные логарифмы. 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" draw:text-style-name="P2" xml:id="id7" draw:id="id7" draw:layer="layout" svg:width="22.858cm" svg:height="6.448cm" svg:x="1.27cm" svg:y="12.275cm">
          <text:list text:style-name="L3">
            <text:list-item>
              <text:p text:style-name="P7"><text:span text:style-name="T4">Передаем входное значение </text:span><text:span text:style-name="T5">y</text:span><text:span text:style-name="T4"> машине </text:span><text:span text:style-name="T5">M</text:span><text:span text:style-name="T4">.</text:span></text:p>
            </text:list-item>
            <text:list-item>
              <text:p text:style-name="P7"><text:span text:style-name="T4">Получив в ответ значение </text:span><text:span text:style-name="T5">r</text:span><text:span text:style-name="T4">, запоминаем состояние машины </text:span><text:span text:style-name="T5">M</text:span><text:span text:style-name="T4">.</text:span></text:p>
            </text:list-item>
            <text:list-item>
              <text:p text:style-name="P7"><text:span text:style-name="T4">Выбираем случайный бит </text:span><text:span text:style-name="T5">c</text:span><text:span text:style-name="T4"> и передаем его </text:span><text:span text:style-name="T5">M</text:span><text:span text:style-name="T4">.</text:span></text:p>
            </text:list-item>
            <text:list-item>
              <text:p text:style-name="P7"><text:span text:style-name="T4">Получив от </text:span><text:span text:style-name="T5">M</text:span><text:span text:style-name="T4"> значения </text:span><text:span text:style-name="T5">b</text:span><text:span text:style-name="T4"> и </text:span><text:span text:style-name="T5">k</text:span><text:span text:style-name="T4">, запоминаем эти величины, восстанавливаем ранее запомненное состояние машины </text:span><text:span text:style-name="T5">M</text:span><text:span text:style-name="T4"> и переходим на шаг 3.</text:span></text:p>
            </text:list-item>
            <text:list-item>
              <text:p text:style-name="P7"><text:span text:style-name="T4">Как только среди пар </text:span><text:span text:style-name="T5">(b,k)</text:span><text:span text:style-name="T4"> найдутся </text:span><text:span text:style-name="T5">(0,k</text:span><text:span text:style-name="T7">1</text:span><text:span text:style-name="T5">)</text:span><text:span text:style-name="T4"> и </text:span><text:span text:style-name="T5">(1,k</text:span><text:span text:style-name="T7">2</text:span><text:span text:style-name="T5">)</text:span><text:span text:style-name="T4">, вычисляем </text:span><text:span text:style-name="T5">x = (k</text:span><text:span text:style-name="T7">1</text:span><text:span text:style-name="T5">-k</text:span><text:span text:style-name="T7">2</text:span><text:span text:style-name="T5">)(mod q)</text:span><text:span text:style-name="T4"> - дискретный логарифм величины </text:span><text:span text:style-name="T5">y</text:span><text:span text:style-name="T4">. 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Only" presentation:presentation-page-layout-name="AL2T19">
        <draw:custom-shape draw:name="TextShape 1" draw:style-name="gr4" draw:text-style-name="P4" draw:layer="layout" svg:width="22.858cm" svg:height="1.251cm" svg:x="1.27cm" svg:y="0.763cm">
          <text:p text:style-name="P1"><text:span text:style-name="T3">Протокол привязки к биту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5" draw:layer="layout" svg:width="0.511cm" svg:height="1.024cm" svg:x="13.944cm" svg:y="7.6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2" draw:layer="layout" svg:width="22.858cm" svg:height="16.252cm" svg:x="1.27cm" svg:y="2.016cm">
          <text:p text:style-name="P6"><text:span text:style-name="T4">Если из приведенного выше протокола подбрасывания монеты вычленить шаги 1, 2 и 4, то получим так называемый протокол привязки к биту (bit commitment).</text:span></text:p>
          <text:p text:style-name="P6"><text:span text:style-name="T4"/></text:p>
          <text:p text:style-name="P6"><text:span text:style-name="T4">Шаги 1 и 2 в таком протоколе называются этапом привязки, а шаг 4 - этапом открытия бита.</text:span></text:p>
          <text:p text:style-name="P6"><text:span text:style-name="T4"/></text:p>
          <text:p text:style-name="P6"><text:span text:style-name="T4">В этом протоколе для значения </text:span><text:span text:style-name="T5">r</text:span><text:span text:style-name="T4">, в которое упаковывается бит </text:span><text:span text:style-name="T5">b</text:span><text:span text:style-name="T4">, обычно используется термин блоб (blob).</text:span></text:p>
          <text:p text:style-name="P6"><text:span text:style-name="T4"/></text:p>
          <text:p text:style-name="P6"><text:span text:style-name="T4">Говоря неформально, от протокола привязки к биту требуется такая конструкция блоба, которая обеспечивает одновременное выполнение следующих двух требований:</text:span></text:p>
          <text:list text:style-name="L3">
            <text:list-item>
              <text:p text:style-name="P7"><text:span text:style-name="T4">после выполнения этапа привязки получатель не может самостоятельно определить, какой бит упакован в блоб;</text:span></text:p>
            </text:list-item>
            <text:list-item>
              <text:p text:style-name="P7"><text:span text:style-name="T4">на этапе открытия бита отправитель может открыть любой блоб либо только как 0, либо только как 1. </text:span></text:p>
            </text:list-item>
          </text:list>
          <text:p text:style-name="P7"><text:span text:style-name="T4">Протокол гарантирует безусловную безопасность отправителя. В то же время безопасность получателя основывается на недоказанном предположении о вычислительной трудности задачи дискретного логарифмирования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Only" presentation:presentation-page-layout-name="AL2T19">
        <draw:custom-shape draw:name="TextShape 1" draw:style-name="gr4" draw:text-style-name="P4" draw:layer="layout" svg:width="22.858cm" svg:height="1.251cm" svg:x="1.27cm" svg:y="0.763cm">
          <text:p text:style-name="P1"><text:span text:style-name="T3">Протокол изоморфизма графов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5" draw:layer="layout" svg:width="0.511cm" svg:height="1.024cm" svg:x="13.944cm" svg:y="7.6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2" draw:layer="layout" svg:width="22.858cm" svg:height="1.774cm" svg:x="1.27cm" svg:y="2.016cm">
          <text:p text:style-name="P6"><text:span text:style-name="T4">В протоколе изоморфизма графов главная проблема - большое количество раундов, растущее пропорционально размеру графа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" draw:text-style-name="P2" xml:id="id8" draw:id="id8" draw:layer="layout" svg:width="22.858cm" svg:height="1.774cm" svg:x="1.27cm" svg:y="3.811cm">
          <text:p text:style-name="P6"><text:span text:style-name="T4">Достаточно естественная идея - выполнить все эти последовательные раунды параллельно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" draw:text-style-name="P2" xml:id="id9" draw:id="id9" draw:layer="layout" svg:width="22.858cm" svg:height="1.98cm" svg:x="1.27cm" svg:y="5.606cm">
          <text:list text:style-name="L3">
            <text:list-item>
              <text:p text:style-name="P7"><text:span text:style-name="T4">На первом шаге </text:span><text:span text:style-name="T5">P</text:span><text:span text:style-name="T4"> выбирает </text:span><text:span text:style-name="T5">m</text:span><text:span text:style-name="T4"> случайных перестановок </text:span><text:span text:style-name="T5">π</text:span><text:span text:style-name="T7">1</text:span><text:span text:style-name="T5">,…,π</text:span><text:span text:style-name="T7">m</text:span><text:span text:style-name="T4"> , вычисляет </text:span><text:span text:style-name="T5">H</text:span><text:span text:style-name="T7">1</text:span><text:span text:style-name="T5"> = π</text:span><text:span text:style-name="T7">1</text:span><text:span text:style-name="T5">G</text:span><text:span text:style-name="T7">1</text:span><text:span text:style-name="T5">,…,H</text:span><text:span text:style-name="T7">m</text:span><text:span text:style-name="T5"> = π</text:span><text:span text:style-name="T7">m</text:span><text:span text:style-name="T5">G</text:span><text:span text:style-name="T7">1</text:span><text:span text:style-name="T4"> и посылает все эти </text:span><text:span text:style-name="T5">m</text:span><text:span text:style-name="T4"> графов </text:span><text:span text:style-name="T5">V</text:span><text:span text:style-name="T4">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" draw:text-style-name="P2" xml:id="id10" draw:id="id10" draw:layer="layout" svg:width="22.858cm" svg:height="2.638cm" svg:x="1.27cm" svg:y="7.402cm">
          <text:list text:style-name="L4">
            <text:list-item>
              <text:p text:style-name="P7"><text:span text:style-name="T4">На втором шаге </text:span><text:span text:style-name="T5">V</text:span><text:span text:style-name="T4"> выбирает </text:span><text:span text:style-name="T5">m</text:span><text:span text:style-name="T4"> случайных битов </text:span><text:span text:style-name="T5">α</text:span><text:span text:style-name="T7">1</text:span><text:span text:style-name="T5">,…,α</text:span><text:span text:style-name="T7">m</text:span><text:span text:style-name="T4"> и посылает их </text:span><text:span text:style-name="T5">P</text:span><text:span text:style-name="T4">, а на третьем </text:span><text:span text:style-name="T5">P </text:span><text:span text:style-name="T4">формирует все </text:span><text:span text:style-name="T5">m</text:span><text:span text:style-name="T4"> требуемых перестановок и посылает их </text:span><text:span text:style-name="T5">V</text:span><text:span text:style-name="T4">. 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2" draw:text-style-name="P2" draw:layer="layout" svg:width="22.858cm" svg:height="1.012cm" svg:x="1.27cm" svg:y="9.967cm">
          <text:p xml:id="id11" text:id="id11" text:style-name="P6"><text:span text:style-name="T4">Но будет ли такой протокол доказательством с нулевым разглашением?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2" draw:text-style-name="P2" draw:layer="layout" svg:width="22.858cm" svg:height="2.638cm" svg:x="1.27cm" svg:y="10.993cm">
          <text:p xml:id="id12" text:id="id12" text:style-name="P6"><text:span text:style-name="T4">Метод построения моделирующей машины срабатывал, поскольку при последовательном выполнении протокола моделирующая машина могла угадать на каждом раунде запрос </text:span><text:span text:style-name="T5">α</text:span><text:span text:style-name="T7">i</text:span><text:span text:style-name="T4"> проверяющего с вероятностью 1/2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2" draw:text-style-name="P2" draw:layer="layout" svg:width="22.858cm" svg:height="4.162cm" svg:x="1.27cm" svg:y="13.557cm">
          <text:p xml:id="id13" text:id="id13" text:style-name="P6"><text:span text:style-name="T4">В параллельном же варианте вероятность угадывания равна </text:span><text:span text:style-name="T5">1/2</text:span><text:span text:style-name="T8">m</text:span><text:span text:style-name="T4">, т.е. пренебрежимо мала. Кроме того, проверяющий формирует свои запросы </text:span><text:span text:style-name="T5">α</text:span><text:span text:style-name="T7">1</text:span><text:span text:style-name="T5">,…,α</text:span><text:span text:style-name="T7">m</text:span><text:span text:style-name="T4">, уже получив от </text:span><text:span text:style-name="T5">P</text:span><text:span text:style-name="T4"> все графы </text:span><text:span text:style-name="T5">H</text:span><text:span text:style-name="T7">1</text:span><text:span text:style-name="T5">,…,H</text:span><text:span text:style-name="T7">m</text:span><text:span text:style-name="T4">, и может выбирать их (запросы) зависящими достаточно сложным образом от всех этих графов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0_Only" presentation:presentation-page-layout-name="AL2T19">
        <draw:custom-shape draw:name="TextShape 1" draw:style-name="gr4" draw:text-style-name="P4" draw:layer="layout" svg:width="22.858cm" svg:height="1.251cm" svg:x="1.27cm" svg:y="0.763cm">
          <text:p text:style-name="P1"><text:span text:style-name="T3">Протокол изоморфизма графов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5" draw:layer="layout" svg:width="0.511cm" svg:height="1.024cm" svg:x="13.944cm" svg:y="7.6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2" draw:layer="layout" svg:width="22.858cm" svg:height="8.492cm" svg:x="1.27cm" svg:y="2.016cm">
          <text:p text:style-name="P6"><text:span text:style-name="T4">Зависимость </text:span><text:span text:style-name="T5">α</text:span><text:span text:style-name="T7">1</text:span><text:span text:style-name="T5">,…,α</text:span><text:span text:style-name="T7">m</text:span><text:span text:style-name="T4"> от </text:span><text:span text:style-name="T5">H</text:span><text:span text:style-name="T7">1</text:span><text:span text:style-name="T5">,…,H</text:span><text:span text:style-name="T7">m</text:span><text:span text:style-name="T4"> можно предотвратить следующим образом:</text:span></text:p>
          <text:list text:style-name="L2">
            <text:list-item>
              <text:p text:style-name="P7"><text:span text:style-name="T4">Проверяющий </text:span><text:span text:style-name="T5">V</text:span><text:span text:style-name="T4"> выбирает свои запросы в самом начале выполнения протокола, еще до того, как увидит </text:span><text:span text:style-name="T5">H</text:span><text:span text:style-name="T7">1</text:span><text:span text:style-name="T5">,…,H</text:span><text:span text:style-name="T7">m</text:span><text:span text:style-name="T4">.</text:span></text:p>
            </text:list-item>
            <text:list-item>
              <text:p text:style-name="P7"><text:span text:style-name="T4">Каждый бит </text:span><text:span text:style-name="T5">α</text:span><text:span text:style-name="T7">i</text:span><text:span text:style-name="T4"> упаковывается в блоб </text:span><text:span text:style-name="T5">r</text:span><text:span text:style-name="T7">i</text:span><text:span text:style-name="T4">, и </text:span><text:span text:style-name="T5">V</text:span><text:span text:style-name="T4"> посылает все блобы </text:span><text:span text:style-name="T5">r</text:span><text:span text:style-name="T7">1</text:span><text:span text:style-name="T5">,…,r</text:span><text:span text:style-name="T7">m</text:span><text:span text:style-name="T4"> доказывающему.</text:span></text:p>
            </text:list-item>
            <text:list-item>
              <text:p text:style-name="P7"><text:span text:style-name="T4">Только после этого </text:span><text:span text:style-name="T5">P</text:span><text:span text:style-name="T4"> посылает </text:span><text:span text:style-name="T5">V</text:span><text:span text:style-name="T4"> все графы </text:span><text:span text:style-name="T5">H</text:span><text:span text:style-name="T7">1</text:span><text:span text:style-name="T5">,…,H</text:span><text:span text:style-name="T7">m</text:span></text:p>
            </text:list-item>
            <text:list-item>
              <text:p text:style-name="P7"><text:span text:style-name="T4">В ответ </text:span><text:span text:style-name="T5">V</text:span><text:span text:style-name="T4"> открывает блобы</text:span></text:p>
            </text:list-item>
            <text:list-item>
              <text:p text:style-name="P7"><text:span text:style-name="T5">P</text:span><text:span text:style-name="T4">, получив </text:span><text:span text:style-name="T5">α</text:span><text:span text:style-name="T7">1</text:span><text:span text:style-name="T5">,…,α</text:span><text:span text:style-name="T7">m</text:span><text:span text:style-name="T4">, формирует требуемые перестановки и посылает их </text:span><text:span text:style-name="T5">V</text:span><text:span text:style-name="T4">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" draw:text-style-name="P2" xml:id="id14" draw:id="id14" draw:layer="layout" svg:width="22.858cm" svg:height="1.774cm" svg:x="1.27cm" svg:y="9.967cm">
          <text:p text:style-name="P6"><text:span text:style-name="T4">В результате количество раундов в протоколе возросло, но осталось константой (достаточно 5 раундов)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" draw:text-style-name="P2" xml:id="id15" draw:id="id15" draw:layer="layout" svg:width="22.858cm" svg:height="4.162cm" svg:x="1.27cm" svg:y="11.762cm">
          <text:p text:style-name="P6"><text:span text:style-name="T4">При использовании протокола привязки к биту, обеспечивающего безусловную безопасность отправителя, даже обладающий неограниченными вычислительными возможностями доказывающий не может извлечь из блобов </text:span><text:span text:style-name="T5">r</text:span><text:span text:style-name="T7">1</text:span><text:span text:style-name="T5">,…,r</text:span><text:span text:style-name="T7">m</text:span><text:span text:style-name="T4"> никакой информации о запросах </text:span><text:span text:style-name="T5">α</text:span><text:span text:style-name="T7">1</text:span><text:span text:style-name="T5">,…,α</text:span><text:span text:style-name="T7">m</text:span><text:span text:style-name="T4">. Поэтому корректность протокола сохраняется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" draw:text-style-name="P2" xml:id="id16" draw:id="id16" draw:layer="layout" svg:width="22.858cm" svg:height="1.774cm" svg:x="1.27cm" svg:y="15.866cm">
          <text:p text:style-name="P6"><text:span text:style-name="T4">Итак, второе из указанных выше препятствий устранено. А как быть с первым?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0_Only" presentation:presentation-page-layout-name="AL2T19">
        <draw:custom-shape draw:name="TextShape 1" draw:style-name="gr4" draw:text-style-name="P4" draw:layer="layout" svg:width="22.858cm" svg:height="1.251cm" svg:x="1.27cm" svg:y="0.763cm">
          <text:p text:style-name="P1"><text:span text:style-name="T3">Протокол изоморфизма графов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5" draw:layer="layout" svg:width="0.511cm" svg:height="1.024cm" svg:x="13.944cm" svg:y="7.6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2" draw:layer="layout" svg:width="22.858cm" svg:height="1.774cm" svg:x="1.27cm" svg:y="2.016cm">
          <text:p text:style-name="P6"><text:span text:style-name="T4">Оказывается, моделирующей машине совсем необязательно угадывать запросы </text:span><text:span text:style-name="T5">V*</text:span><text:span text:style-name="T4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" draw:text-style-name="P2" xml:id="id17" draw:id="id17" draw:layer="layout" svg:width="22.858cm" svg:height="2.846cm" svg:x="1.27cm" svg:y="3.811cm">
          <text:list text:style-name="L2">
            <text:list-item>
              <text:p text:style-name="P7"><text:span text:style-name="T4">Моделирующая машина </text:span><text:span text:style-name="T5">M</text:span><text:span text:style-name="T7">V*</text:span><text:span text:style-name="T4">, получив от </text:span><text:span text:style-name="T5">V*</text:span><text:span text:style-name="T4"> блобы, запоминает состояние машины </text:span><text:span text:style-name="T5">V*</text:span><text:span text:style-name="T4">, выбирает графы </text:span><text:span text:style-name="T5">H'</text:span><text:span text:style-name="T7">1</text:span><text:span text:style-name="T5">,…,H'</text:span><text:span text:style-name="T7">m</text:span><text:span text:style-name="T4">, как случайные перестановки графа </text:span><text:span text:style-name="T5">G</text:span><text:span text:style-name="T7">0</text:span><text:span text:style-name="T4">, и передает их </text:span><text:span text:style-name="T5">V*</text:span><text:span text:style-name="T4">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" draw:text-style-name="P2" draw:layer="layout" svg:width="22.858cm" svg:height="1.114cm" svg:x="1.27cm" svg:y="6.376cm">
          <text:list text:style-name="L2">
            <text:list-item>
              <text:p xml:id="id18" text:id="id18" text:style-name="P7"><text:span text:style-name="T4">В ответ </text:span><text:span text:style-name="T5">V*</text:span><text:span text:style-name="T4"> открывает блобы, и </text:span><text:span text:style-name="T5">M</text:span><text:span text:style-name="T7">V*</text:span><text:span text:style-name="T4"> получает запросы </text:span><text:span text:style-name="T5">α</text:span><text:span text:style-name="T7">1</text:span><text:span text:style-name="T5">,…,α</text:span><text:span text:style-name="T7">m</text:span><text:span text:style-name="T4">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" draw:text-style-name="P2" draw:layer="layout" svg:width="22.858cm" svg:height="2.846cm" svg:x="1.27cm" svg:y="7.402cm">
          <text:list text:style-name="L2">
            <text:list-item>
              <text:p xml:id="id19" text:id="id19" text:style-name="P7"><text:span text:style-name="T4">После этого моделирующая машина формирует графы </text:span><text:span text:style-name="T5">H</text:span><text:span text:style-name="T7">1</text:span><text:span text:style-name="T5">,…,H</text:span><text:span text:style-name="T7">m</text:span><text:span text:style-name="T4"> как ответы на запросы </text:span><text:span text:style-name="T5">α</text:span><text:span text:style-name="T7">1</text:span><text:span text:style-name="T5">,…,α</text:span><text:span text:style-name="T7">m</text:span><text:span text:style-name="T4">, восстанавливает запомненное состояние машины </text:span><text:span text:style-name="T5">V*</text:span><text:span text:style-name="T4"> и передает ей </text:span><text:span text:style-name="T5">H</text:span><text:span text:style-name="T7">1</text:span><text:span text:style-name="T5">,…,H</text:span><text:span text:style-name="T7">m</text:span><text:span text:style-name="T4">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2" draw:text-style-name="P2" xml:id="id20" draw:id="id20" draw:layer="layout" svg:width="22.858cm" svg:height="4.37cm" svg:x="1.27cm" svg:y="9.967cm">
          <text:list text:style-name="L2">
            <text:list-item>
              <text:p text:style-name="P7"><text:span text:style-name="T4">Поскольку протокол привязки к биту предполагается стойким, машина </text:span><text:span text:style-name="T5">M</text:span><text:span text:style-name="T7">V*</text:span><text:span text:style-name="T4"> вновь получит те же самые биты </text:span><text:span text:style-name="T5">α</text:span><text:span text:style-name="T7">1</text:span><text:span text:style-name="T5">,…,α</text:span><text:span text:style-name="T7">m</text:span><text:span text:style-name="T4"> и успешно завершит моделирование, выдавая </text:span><text:span text:style-name="T5">α</text:span><text:span text:style-name="T7">1</text:span><text:span text:style-name="T5">,…,α</text:span><text:span text:style-name="T7">m</text:span><text:span text:style-name="T4">, </text:span><text:span text:style-name="T5">H</text:span><text:span text:style-name="T7">1</text:span><text:span text:style-name="T5">,…,H</text:span><text:span text:style-name="T7">m</text:span><text:span text:style-name="T4">, требуемые перестановки, а также блобы </text:span><text:span text:style-name="T5">r</text:span><text:span text:style-name="T7">1</text:span><text:span text:style-name="T5">,…,r</text:span><text:span text:style-name="T7">m</text:span><text:span text:style-name="T4"> и те сообщения, которые были выданы машиной </text:span><text:span text:style-name="T5">V*</text:span><text:span text:style-name="T4">для их открытия. 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/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  <style:font-face style:name="WenQuanYi Micro Hei1" svg:font-family="'WenQuanYi Micro Hei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20_Only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5" style:family="presentation" style:parent-style-name="Title_20_Onl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Title_20_Onl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laceHolder 1" presentation:style-name="Mpr1" draw:text-style-name="MP5" draw:layer="backgroundobjects" svg:width="22.858cm" svg:height="3.173cm" svg:x="1.27cm" svg:y="0.763cm" presentation:class="title" presentation:user-transformed="true">
        <draw:text-box>
          <text:p/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draw:frame draw:name="PlaceHolder 1" presentation:style-name="Mpr4" draw:text-style-name="MP5" draw:layer="backgroundobjects" svg:width="22.858cm" svg:height="3.173cm" svg:x="1.27cm" svg:y="0.763cm" presentation:class="title" presentation:user-transformed="true">
        <draw:text-box>
          <text:p/>
        </draw:text-box>
      </draw:frame>
      <draw:frame presentation:style-name="Title_20_Only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Only-title" draw:layer="backgroundobjects" svg:width="14.848cm" svg:height="11.136cm" svg:x="3.075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3-03-29T14:27:40</meta:creation-date>
    <meta:initial-creator>fedor</meta:initial-creator>
    <dc:language>en-US</dc:language>
    <dc:date>2022-03-22T10:08:51.318716782</dc:date>
    <meta:editing-cycles>120</meta:editing-cycles>
    <dc:title>Криптография 2013</dc:title>
    <meta:editing-duration>PT9H31M35S</meta:editing-duration>
    <meta:generator>LibreOffice/7.2.0.1$Linux_X86_64 LibreOffice_project/20$Build-1</meta:generator>
    <meta:document-statistic meta:object-count="94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Экран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9</meta:user-defined>
  </office:meta>
</office:document-meta>
</file>